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  <style:text-properties style:font-name="Calibri Light" style:font-name-asian="Times New Roman" style:font-name-complex="Calibri Light" fo:font-weight="bold" style:font-weight-asian="bold" style:letter-kerning="false" fo:font-size="12pt" style:font-size-asian="12pt" style:font-size-complex="12pt" style:language-asian="de" style:country-asian="AT"/>
    </style:style>
    <style:style style:name="TableColumn3" style:family="table-column">
      <style:table-column-properties style:column-width="6.6937in"/>
    </style:style>
    <style:style style:name="Table2" style:family="table">
      <style:table-properties style:width="6.6937in" fo:margin-left="0in" table:align="center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P6" style:parent-style-name="Normal" style:family="paragraph">
      <style:paragraph-properties fo:text-align="center" fo:margin-top="0.1041in" fo:margin-bottom="0.1041in"/>
    </style:style>
    <style:style style:name="T7" style:parent-style-name="DefaultParagraphFont" style:family="text">
      <style:text-properties style:font-name="Trebuchet MS" style:font-name-asian="Times New Roman" fo:font-weight="bold" style:font-weight-asian="bold" style:font-weight-complex="bold" fo:font-size="10pt" style:font-size-asian="10pt" style:font-size-complex="10pt" fo:language="de" fo:country="AT"/>
    </style:style>
    <style:style style:name="T8" style:parent-style-name="DefaultParagraphFont" style:family="text">
      <style:text-properties style:font-name="Trebuchet MS" style:font-name-asian="Times New Roman" fo:font-weight="bold" style:font-weight-asian="bold" style:font-weight-complex="bold" style:text-position="super 65%" fo:font-size="10pt" style:font-size-asian="10pt" style:font-size-complex="10pt" fo:language="de" fo:country="AT"/>
    </style:style>
    <style:style style:name="T9" style:parent-style-name="DefaultParagraphFont" style:family="text">
      <style:text-properties style:font-name="Trebuchet MS" style:font-name-asian="Times New Roman" fo:font-weight="bold" style:font-weight-asian="bold" style:font-weight-complex="bold" fo:font-size="10pt" style:font-size-asian="10pt" style:font-size-complex="10pt" fo:language="de" fo:country="AT"/>
    </style:style>
    <style:style style:name="T10" style:parent-style-name="DefaultParagraphFont" style:family="text">
      <style:text-properties style:font-name="Trebuchet MS" style:font-name-asian="Times New Roman" fo:font-weight="bold" style:font-weight-asian="bold" style:font-weight-complex="bold" style:text-position="super 65%" fo:font-size="10pt" style:font-size-asian="10pt" style:font-size-complex="10pt" fo:language="de" fo:country="AT"/>
    </style:style>
    <style:style style:name="T11" style:parent-style-name="DefaultParagraphFont" style:family="text">
      <style:text-properties style:font-name="Trebuchet MS" style:font-name-asian="Times New Roman" fo:font-weight="bold" style:font-weight-asian="bold" style:font-weight-complex="bold" fo:font-size="10pt" style:font-size-asian="10pt" style:font-size-complex="10pt" fo:language="de" fo:country="AT"/>
    </style:style>
    <style:style style:name="T12" style:parent-style-name="DefaultParagraphFont" style:family="text">
      <style:text-properties style:font-name="Trebuchet MS" style:font-name-asian="Times New Roman" fo:font-weight="bold" style:font-weight-asian="bold" style:font-weight-complex="bold" style:text-position="super 65%" fo:font-size="10pt" style:font-size-asian="10pt" style:font-size-complex="10pt" fo:language="de" fo:country="A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" style:parent-style-name="Normal" style:family="paragraph">
      <style:paragraph-properties fo:text-align="center" fo:margin-top="0.1041in" fo:margin-bottom="0.1041in" style:line-height-at-least="0.1944in"/>
    </style:style>
    <style:style style:name="T16" style:parent-style-name="DefaultParagraphFont" style:family="text">
      <style:text-properties style:font-name="Trebuchet MS" style:font-name-asian="Times New Roman" style:text-position="super 66.6%" fo:font-size="9pt" style:font-size-asian="9pt" style:font-size-complex="9pt"/>
    </style:style>
    <style:style style:name="T17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T18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T19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T20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P21" style:parent-style-name="Normal" style:family="paragraph">
      <style:paragraph-properties fo:text-align="center" fo:margin-top="0.1041in" fo:margin-bottom="0.1041in" style:line-height-at-least="0.1944in"/>
    </style:style>
    <style:style style:name="T22" style:parent-style-name="DefaultParagraphFont" style:family="text">
      <style:text-properties style:font-name="Trebuchet MS" style:font-name-asian="Times New Roman" style:text-position="super 66.6%" fo:font-size="9pt" style:font-size-asian="9pt" style:font-size-complex="9pt"/>
    </style:style>
    <style:style style:name="T23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T24" style:parent-style-name="DefaultParagraphFont" style:family="text">
      <style:text-properties style:font-name="Trebuchet MS" style:font-name-asian="Times New Roman" fo:font-size="9pt" style:font-size-asian="9pt" style:font-size-complex="9pt"/>
    </style:style>
    <style:style style:name="P25" style:parent-style-name="Normal" style:family="paragraph">
      <style:paragraph-properties fo:text-align="justify"/>
    </style:style>
    <style:style style:name="T26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27" style:parent-style-name="DefaultParagraphFont" style:family="text">
      <style:text-properties style:font-name="Times New Roman" style:font-name-complex="Times New Roman" fo:language="en" fo:country="GB" style:language-asian="de" style:country-asian="DE"/>
    </style:style>
    <style:style style:name="T28" style:parent-style-name="DefaultParagraphFont" style:family="text">
      <style:text-properties style:font-name="Times New Roman" style:font-name-complex="Times New Roman" fo:language="en" fo:country="GB"/>
    </style:style>
    <style:style style:name="T29" style:parent-style-name="DefaultParagraphFont" style:family="text">
      <style:text-properties style:font-name="Times New Roman" style:font-name-complex="Times New Roman" fo:language="en" fo:country="GB" style:language-asian="de" style:country-asian="DE"/>
    </style:style>
    <style:style style:name="T30" style:parent-style-name="DefaultParagraphFont" style:family="text">
      <style:text-properties style:font-name="Times New Roman" style:font-name-complex="Times New Roman" fo:language="en" fo:country="GB"/>
    </style:style>
    <style:style style:name="T31" style:parent-style-name="DefaultParagraphFont" style:family="text">
      <style:text-properties style:font-name="Times New Roman" style:font-name-complex="Times New Roman" fo:language="en" fo:country="GB" style:language-asian="de" style:country-asian="DE"/>
    </style:style>
    <style:style style:name="T3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4" style:parent-style-name="DefaultParagraphFont" style:family="text">
      <style:text-properties style:font-name="Times New Roman" style:font-name-complex="Times New Roman" fo:language="en" fo:country="GB" style:language-asian="de" style:country-asian="DE"/>
    </style:style>
    <style:style style:name="T35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6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7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8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39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0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1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4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5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6" style:parent-style-name="DefaultParagraphFont" style:family="text">
      <style:text-properties style:font-name="Times New Roman" style:font-name-complex="Times New Roman" fo:language="en" fo:country="GB" style:language-asian="de" style:country-asian="DE"/>
    </style:style>
    <style:style style:name="T47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8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49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0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1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P54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anguage-asian="de" style:country-asian="AT"/>
    </style:style>
    <style:style style:name="P55" style:parent-style-name="Normal" style:family="paragraph">
      <style:paragraph-properties fo:text-align="justify"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7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8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59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0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1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4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5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6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7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8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69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0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1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4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5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6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7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8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79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0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1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2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3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4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  <style:style style:name="T85" style:parent-style-name="DefaultParagraphFont" style:family="text">
      <style:text-properties style:font-name="Times New Roman" style:font-name-asian="Times New Roman" style:font-name-complex="Times New Roman" style:language-asian="de" style:country-asian="AT"/>
    </style:style>
  </office:automatic-styles>
  <office:body>
    <office:text text:use-soft-page-breaks="true">
      <text:p text:style-name="P1">Development of procedural health care quality indicators based on claims data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Hana Šinkovec</text:span><text:span text:style-name="T8">1,2</text:span><text:span text:style-name="T9">, Walter Gall</text:span><text:span text:style-name="T10">1</text:span><text:span text:style-name="T11">, Georg Heinze</text:span><text:span text:style-name="T12">1</text:span></text:p>
          </table:table-cell>
        </table:table-row>
        <table:table-row table:style-name="TableRow13">
          <table:table-cell table:style-name="TableCell14">
            <text:p text:style-name="P15"><text:span text:style-name="T16">1</text:span><text:span text:style-name="T17"><text:s/></text:span><text:span text:style-name="T18">Center for Medical Statistics, Info</text:span><text:span text:style-name="T19">rmatics and Intelligent Systems</text:span><text:span text:style-name="T20">, Medical University of Vienna, Austria</text:span></text:p>
            <text:p text:style-name="P21"><text:span text:style-name="T22">2</text:span><text:span text:style-name="T23"><text:s/></text:span><text:span text:style-name="T24">Biotechnical Faculty, University of Ljubljana, Slovenia</text:span></text:p>
          </table:table-cell>
        </table:table-row>
      </table:table>
      <text:p text:style-name="P25"><text:span text:style-name="T26">Practice guidelines (GL) synthesize the available scientific evidence and assist health care providers by recommending management strategies for patients with a given condition. Quantifying and comparing the adherence to such recommendations has become increasingly important.<text:s/></text:span><text:span text:style-name="T27">In many countries binary quality indicators based on routinely collected data have been established for the inpatient sector. However, guideline-compliant treatment<text:s/></text:span><text:span text:style-name="T28">during the outpatient follow-up</text:span><text:span text:style-name="T29"><text:s/></text:span><text:span text:style-name="T30">is usually the most relevant for patients in the long run.<text:s/></text:span><text:span text:style-name="T31">For this purpose, a procedural quality indicator (PQI) describes one aspect of a recommended treatment which can be assessed by evaluating the trace of a patient in linked routine data bases typically available to social insurance institutions. For example, patients with myocardial infarction (MI) should be given high-intensity statins lifelong after discharge from hospital.<text:s/></text:span><text:span text:style-name="T32">A pure binary evaluation of this PQI (patient fully adhered to GL</text:span><text:span text:style-name="T33"><text:s/></text:span><text:span text:style-name="T34">after a certain time</text:span><text:span text:style-name="T35"><text:s/>or not) may miss the variation in the extent of partial compliances. Moreover, patients may not be observable for<text:s/></text:span><text:span text:style-name="T36">the full studied period</text:span><text:span text:style-name="T37"><text:s/>after their index event because of reinfarction, death or loss-to-follow-up.</text:span><text:span text:style-name="T38"><text:s/></text:span><text:span text:style-name="T39">T</text:span><text:span text:style-name="T40">hus, t</text:span><text:span text:style-name="T41">he goal of our project was to</text:span><text:span text:style-name="T42"><text:s/>develop methods for</text:span><text:span text:style-name="T43"><text:s/>estimat</text:span><text:span text:style-name="T44">ing</text:span><text:span text:style-name="T45"><text:s/>the prevalence of<text:s/></text:span><text:span text:style-name="T46">guideline-(non)compliant treatment</text:span><text:span text:style-name="T47"><text:s/>in patients<text:s/></text:span><text:span text:style-name="T48">with</text:span><text:span text:style-name="T49"><text:s/>MI</text:span><text:span text:style-name="T50"><text:s/>across regions</text:span><text:span text:style-name="T51"><text:s/>and the effect of its discontinuation on the 4-year risk of all-cause mortality and total length of all-cause re-</text:span><text:span text:style-name="T52">hospitalizations</text:span><text:span text:style-name="T53">.</text:span></text:p>
      <text:p text:style-name="P54">All patients, residing in 116 political districts of Austria,<text:s/>with chronologically the first MI event between 2012 and 2015 were selected from an<text:s/>anonymized<text:s/>population-wide data base provided by the Main Association of Austrian Social Security Institutions.<text:s/>Demographic characteristics and high-dimensional information based on billed hospital stays and filled drug prescriptions collected from a period of three months before the index MI event<text:s/>were used to adjust<text:s/>the analyses<text:s/>for confounding.<text:s/>To overcome the deficiencies of a binary evaluation of PQI, we estimated<text:s/>the expected time of non-adherence<text:s/>across the political districts of Austria<text:s/>via restricted mean failure time (RMFT)<text:s/>that<text:s/>accommodates<text:s/>right-censoring and competing risks<text:s/>(e.g., death or recurrent MI).<text:s/>Analysis used 12 months as the restriction time.<text:s/>We estimated<text:s/>RMFT<text:s/>using pseudo-values, an approach that lends itself to formal causal comparisons, e.g., by outcome regression modelling, inverse probability of treatment weighting or doubly robust estimation.<text:s/>The impact of<text:s/>discontinued compliance<text:s/>on mortality<text:s/>and the cumulative length of later hospital stays was evaluated by means of landmarked Cox and Poisson regressions.</text:p>
      <text:p text:style-name="P55"><text:span text:style-name="T56">Results revealed</text:span><text:span text:style-name="T57"><text:s/>low rates of compliance that decreased with age</text:span><text:span text:style-name="T58">,</text:span><text:span text:style-name="T59"><text:s/>considerable variation across political districts of Austria</text:span><text:span text:style-name="T60"><text:s/>and<text:s/></text:span><text:span text:style-name="T61">trends over time</text:span><text:span text:style-name="T62">.</text:span><text:span text:style-name="T63"><text:s/>The</text:span><text:span text:style-name="T64"><text:s/>compliance was associated with lower mortality and readmission.</text:span><text:span text:style-name="T65"><text:s/></text:span><text:span text:style-name="T66">Despite these target parameters<text:s/></text:span><text:span text:style-name="T67">based on claims data</text:span><text:span text:style-name="T68"><text:s/>may be<text:s/></text:span><text:span text:style-name="T69">imprecise because of missing</text:span><text:span text:style-name="T70"><text:s/></text:span><text:span text:style-name="T71">information on over-the-counter dispensing or clinical data like</text:span><text:span text:style-name="T72"><text:s/>social-economic status, smoking or</text:span><text:span text:style-name="T73"><text:s/>body weight, and</text:span><text:span text:style-name="T74"><text:s/></text:span><text:span text:style-name="T75">inaccurate patient inclusion caused by wrong discharge diagnosis codes</text:span><text:span text:style-name="T76">, they are still</text:span><text:span text:style-name="T77"><text:s/>interesting statistical parameters with interpretations as average effects adjusted for measured confounding</text:span><text:span text:style-name="T78">. As such they</text:span><text:span text:style-name="T79"><text:s/>can be used<text:s/></text:span><text:span text:style-name="T80">a</text:span><text:span text:style-name="T81">s a</text:span><text:span text:style-name="T82"><text:s/>basis for</text:span><text:span text:style-name="T83"><text:s/></text:span><text:span text:style-name="T84">discussions in regional quality circles</text:span><text:span text:style-name="T8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Šinkovec, Hana</meta:initial-creator>
    <dc:creator>Šinkovec, Hana</dc:creator>
    <meta:creation-date>2023-08-15T07:45:00Z</meta:creation-date>
    <dc:date>2023-08-16T11:41:00Z</dc:date>
    <meta:template xlink:href="Normal" xlink:type="simple"/>
    <meta:editing-cycles>13</meta:editing-cycles>
    <meta:editing-duration>PT0S</meta:editing-duration>
    <meta:document-statistic meta:page-count="1" meta:paragraph-count="7" meta:word-count="550" meta:character-count="3683" meta:row-count="26" meta:non-whitespace-character-count="3140"/>
  </office:meta>
</office:document-meta>
</file>